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officeooo:rsid="001583e5" officeooo:paragraph-rsid="001583e5"/>
    </style:style>
    <style:style style:name="P2" style:family="paragraph" style:parent-style-name="Text_20_body">
      <style:text-properties officeooo:rsid="001583e5" officeooo:paragraph-rsid="001583e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laim to Figure Mapping</text:h>
      <text:p text:style-name="P2"/>
      <text:h text:style-name="Heading_20_3" text:outline-level="3">Independent System Claim 30</text:h>
      <text:list text:style-name="L1">
        <text:list-item>
          <text:p text:style-name="P3"><text:span text:style-name="Strong_20_Emphasis">State transition engine / transition-state object</text:span> → FIG. 1 (110, 200)</text:p>
        </text:list-item>
        <text:list-item>
          <text:p text:style-name="P3"><text:span text:style-name="Strong_20_Emphasis">Commitment (asset_id ∥ epoch ∥ type)</text:span> → FIG. 1 (210), FIG. 9</text:p>
        </text:list-item>
        <text:list-item>
          <text:p text:style-name="P3"><text:span text:style-name="Strong_20_Emphasis">Merkle proof / accumulator</text:span> → FIG. 1 (140, 220), FIG. 2</text:p>
        </text:list-item>
        <text:list-item>
          <text:p text:style-name="P3"><text:span text:style-name="Strong_20_Emphasis">Cumulative hash chain</text:span> → FIG. 1 (150, 240), FIG. 4</text:p>
        </text:list-item>
        <text:list-item>
          <text:p text:style-name="P3"><text:span text:style-name="Strong_20_Emphasis">Verification module</text:span> → FIG. 1 (120), FIG. 8</text:p>
        </text:list-item>
        <text:list-item>
          <text:p text:style-name="P3"><text:span text:style-name="Strong_20_Emphasis">Unidirectional progression / destruction transition-state</text:span> → FIG. 3, FIG. 4</text:p>
        </text:list-item>
      </text:list>
      <text:p text:style-name="Text_20_body"><text:span text:style-name="Strong_20_Emphasis">Dependent Claims 31–35</text:span></text:p>
      <text:list text:style-name="L2">
        <text:list-item>
          <text:p text:style-name="P4">31 (atomic transitions) → FIG. 2 (sequence enforces complete path)</text:p>
        </text:list-item>
        <text:list-item>
          <text:p text:style-name="P4">32 (chained lifecycle history) → FIG. 4 (successive epochs)</text:p>
        </text:list-item>
        <text:list-item>
          <text:p text:style-name="P4">33 (destruction with before/after digests) → FIG. 3 (260, 270)</text:p>
        </text:list-item>
        <text:list-item>
          <text:p text:style-name="P4">34 (M-of-N authorization) → FIG. 6 (180, 250)</text:p>
        </text:list-item>
        <text:list-item>
          <text:p text:style-name="P4">35 (legal/regulatory basis hash) → FIG. 9 (170 field)</text:p>
        </text:list-item>
      </text:list>
      <text:p text:style-name="Horizontal_20_Line"/>
      <text:h text:style-name="Heading_20_3" text:outline-level="3">Independent Method Claim 36</text:h>
      <text:list text:style-name="L3">
        <text:list-item>
          <text:p text:style-name="P5"><text:span text:style-name="Strong_20_Emphasis">Preceding state → transition → succeeding state</text:span> → FIG. 2 (sequence)</text:p>
        </text:list-item>
        <text:list-item>
          <text:p text:style-name="P5"><text:span text:style-name="Strong_20_Emphasis">Receipt (commitment, Merkle path, root chain)</text:span> → FIG. 2, FIG. 9</text:p>
        </text:list-item>
        <text:list-item>
          <text:p text:style-name="P5"><text:span text:style-name="Strong_20_Emphasis">Stored as persistent cryptographic state</text:span> → FIG. 3 (structure), FIG. 4 (chain)</text:p>
        </text:list-item>
      </text:list>
      <text:p text:style-name="Text_20_body"><text:span text:style-name="Strong_20_Emphasis">Dependent Claims 37–41</text:span></text:p>
      <text:list text:style-name="L4">
        <text:list-item>
          <text:p text:style-name="P6">37 (atomic transitions) → FIG. 2</text:p>
        </text:list-item>
        <text:list-item>
          <text:p text:style-name="P6">38 (chained lifecycle history) → FIG. 4</text:p>
        </text:list-item>
        <text:list-item>
          <text:p text:style-name="P6">39 (destruction transition-state with null digest) → FIG. 3 (260, 270)</text:p>
        </text:list-item>
        <text:list-item>
          <text:p text:style-name="P6">40 (M-of-N co-signatures) → FIG. 6</text:p>
        </text:list-item>
        <text:list-item>
          <text:p text:style-name="P6">41 (legal/regulatory hash) → FIG. 9 (170)</text:p>
        </text:list-item>
      </text:list>
      <text:p text:style-name="Horizontal_20_Line"/>
      <text:h text:style-name="Heading_20_3" text:outline-level="3"><text:soft-page-break/>Independent Medium Claim 42</text:h>
      <text:list text:style-name="L5">
        <text:list-item>
          <text:p text:style-name="P7"><text:span text:style-name="Strong_20_Emphasis">Instructions to represent preceding state, enforce transition, generate receipt, represent succeeding state</text:span> → FIG. 2 (flow)</text:p>
        </text:list-item>
        <text:list-item>
          <text:p text:style-name="P7"><text:span text:style-name="Strong_20_Emphasis">Transition-state receipt components</text:span> → FIG. 9 (fields)</text:p>
        </text:list-item>
      </text:list>
      <text:p text:style-name="Text_20_body"><text:span text:style-name="Strong_20_Emphasis">Dependent Claims 43–47</text:span></text:p>
      <text:list text:style-name="L6">
        <text:list-item>
          <text:p text:style-name="P8">43 (atomic transitions) → FIG. 2</text:p>
        </text:list-item>
        <text:list-item>
          <text:p text:style-name="P8">44 (chain lifecycle) → FIG. 4</text:p>
        </text:list-item>
        <text:list-item>
          <text:p text:style-name="P8">45 (destruction with before/after digests) → FIG. 3</text:p>
        </text:list-item>
        <text:list-item>
          <text:p text:style-name="P8">46 (M-of-N signatures) → FIG. 6</text:p>
        </text:list-item>
        <text:list-item>
          <text:p text:style-name="P8">47 (regulatory hash) → FIG. 9</text:p>
        </text:list-item>
      </text:list>
      <text:p text:style-name="Horizontal_20_Line"/>
      <text:h text:style-name="Heading_20_3" text:outline-level="3">Special Illustrations</text:h>
      <text:list text:style-name="L7">
        <text:list-item>
          <text:p text:style-name="P9"><text:span text:style-name="Strong_20_Emphasis">Cross-jurisdiction proofs</text:span> (parallel accumulators) → FIG. 5 (supports Background + Summary, implicit in chaining logic but helps examiner see novelty).</text:p>
        </text:list-item>
        <text:list-item>
          <text:p text:style-name="P9"><text:span text:style-name="Strong_20_Emphasis">Migration transitions (quantum-safe)</text:span> → FIG. 7 (supports both method + system dependents when tied to migration type).</text:p>
        </text:list-item>
        <text:list-item>
          <text:p text:style-name="P9"><text:span text:style-name="Strong_20_Emphasis">Verifier independence</text:span> → FIG. 8 (explicitly supports “independent of asset content”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2:47:41.079153600</meta:creation-date>
    <dc:date>2025-09-20T12:48:03.697697200</dc:date>
    <meta:editing-duration>PT22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37" meta:word-count="341" meta:character-count="1973" meta:non-whitespace-character-count="1701"/>
  </office:meta>
</office:document-meta>
</file>